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4.6042in" style:rel-column-width="45086*"/>
    </style:style>
    <style:style style:name="Table2.B" style:family="table-column">
      <style:table-column-properties style:column-width="2.0882in" style:rel-column-width="20449*"/>
    </style:style>
    <style:style style:name="Table2.A1" style:family="table-cell">
      <style:table-cell-properties fo:padding="0.0382in" fo:border="none"/>
    </style:style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083in" style:rel-column-width="26521*"/>
    </style:style>
    <style:style style:name="Table1.B" style:family="table-column">
      <style:table-column-properties style:column-width="1.75in" style:rel-column-width="17136*"/>
    </style:style>
    <style:style style:name="Table1.C" style:family="table-column">
      <style:table-column-properties style:column-width="2.234in" style:rel-column-width="21878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729in" style:rel-column-width="15402*"/>
    </style:style>
    <style:style style:name="Table3.B" style:family="table-column">
      <style:table-column-properties style:column-width="2.1563in" style:rel-column-width="21115*"/>
    </style:style>
    <style:style style:name="Table3.C" style:family="table-column">
      <style:table-column-properties style:column-width="2.9632in" style:rel-column-width="29018*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 fo:font-weight="bold" style:font-weight-asian="bold" style:font-weight-complex="bold"/>
    </style:style>
    <style:style style:name="P2" style:family="paragraph" style:parent-style-name="Text_20_body">
      <style:text-properties fo:language="es" fo:country="ES" officeooo:rsid="0011ea0f"/>
    </style:style>
    <style:style style:name="P3" style:family="paragraph" style:parent-style-name="Text_20_body">
      <style:text-properties fo:language="es" fo:country="ES" officeooo:paragraph-rsid="001b325a"/>
    </style:style>
    <style:style style:name="P4" style:family="paragraph" style:parent-style-name="Text_20_body">
      <style:text-properties fo:language="es" fo:country="ES" fo:font-style="normal" officeooo:rsid="001a9d5e" officeooo:paragraph-rsid="001a9d5e" style:font-style-asian="normal" style:font-style-complex="normal"/>
    </style:style>
    <style:style style:name="P5" style:family="paragraph" style:parent-style-name="Text_20_body">
      <style:text-properties fo:language="es" fo:country="ES" fo:font-weight="normal" officeooo:rsid="001a9d5e" officeooo:paragraph-rsid="001a9d5e" style:font-weight-asian="normal" style:font-weight-complex="normal"/>
    </style:style>
    <style:style style:name="P6" style:family="paragraph" style:parent-style-name="Text_20_body">
      <style:text-properties style:font-name="Book Antiqua" fo:font-size="9pt" fo:language="es" fo:country="ES" fo:font-style="normal" officeooo:rsid="001a9d5e" officeooo:paragraph-rsid="001a9d5e" style:font-style-asian="normal" style:font-style-complex="normal"/>
    </style:style>
    <style:style style:name="P7" style:family="paragraph" style:parent-style-name="Text_20_body">
      <style:text-properties fo:font-style="normal" officeooo:rsid="001a9d5e" style:font-style-asian="normal" style:font-style-complex="normal"/>
    </style:style>
    <style:style style:name="P8" style:family="paragraph" style:parent-style-name="Heading">
      <style:paragraph-properties fo:text-align="end" style:justify-single-word="false"/>
      <style:text-properties fo:language="es" fo:country="ES"/>
    </style:style>
    <style:style style:name="P9" style:family="paragraph" style:parent-style-name="Table_20_Heading">
      <style:text-properties fo:language="es" fo:country="ES"/>
    </style:style>
    <style:style style:name="P10" style:family="paragraph" style:parent-style-name="Table_20_Heading">
      <style:paragraph-properties fo:text-align="center" style:justify-single-word="false"/>
      <style:text-properties fo:language="es" fo:country="ES"/>
    </style:style>
    <style:style style:name="P11" style:family="paragraph" style:parent-style-name="Table_20_Heading">
      <style:paragraph-properties fo:text-align="end" style:justify-single-word="false"/>
      <style:text-properties fo:language="es" fo:country="ES"/>
    </style:style>
    <style:style style:name="P12" style:family="paragraph" style:parent-style-name="Table_20_Heading">
      <style:paragraph-properties fo:text-align="start" style:justify-single-word="false"/>
      <style:text-properties fo:language="es" fo:country="ES" officeooo:rsid="001a9d5e" officeooo:paragraph-rsid="001a9d5e"/>
    </style:style>
    <style:style style:name="P13" style:family="paragraph" style:parent-style-name="Table_20_Heading">
      <style:paragraph-properties fo:text-align="end" style:justify-single-word="false"/>
      <style:text-properties fo:language="es" fo:country="ES" officeooo:rsid="001a9d5e" officeooo:paragraph-rsid="001a9d5e"/>
    </style:style>
    <style:style style:name="P14" style:family="paragraph" style:parent-style-name="Table_20_Heading">
      <style:paragraph-properties fo:text-align="start" style:justify-single-word="false"/>
      <style:text-properties fo:font-style="normal" officeooo:rsid="001a9d5e" style:font-style-asian="normal" style:font-style-complex="normal"/>
    </style:style>
    <style:style style:name="P15" style:family="paragraph" style:parent-style-name="Table_20_Heading">
      <style:paragraph-properties fo:text-align="start" style:justify-single-word="false"/>
      <style:text-properties fo:font-style="normal" officeooo:rsid="001a9d5e" officeooo:paragraph-rsid="001a9d5e" style:font-style-asian="normal" style:font-style-complex="normal"/>
    </style:style>
    <style:style style:name="P16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9dcc7"/>
    </style:style>
    <style:style style:name="P17" style:family="paragraph" style:parent-style-name="Contact_20_Info">
      <style:text-properties fo:language="es" fo:country="ES" fo:font-weight="bold" officeooo:paragraph-rsid="0019dcc7" style:font-weight-asian="bold" style:font-weight-complex="bold"/>
    </style:style>
    <style:style style:name="P18" style:family="paragraph" style:parent-style-name="Contact_20_Info">
      <style:text-properties fo:language="es" fo:country="ES" fo:font-weight="bold" officeooo:rsid="0019dcc7" officeooo:paragraph-rsid="0019dcc7" style:font-weight-asian="bold" style:font-weight-complex="bold"/>
    </style:style>
    <style:style style:name="P19" style:family="paragraph" style:parent-style-name="Contact_20_Info">
      <style:text-properties fo:language="es" fo:country="ES" officeooo:rsid="0019dcc7" officeooo:paragraph-rsid="0019dcc7"/>
    </style:style>
    <style:style style:name="P20" style:family="paragraph" style:parent-style-name="Text_20_body" style:list-style-name="List_20_1">
      <style:text-properties fo:language="es" fo:country="ES" officeooo:rsid="001a9d5e" officeooo:paragraph-rsid="001a9d5e"/>
    </style:style>
    <style:style style:name="P21" style:family="paragraph" style:parent-style-name="Text_20_body" style:list-style-name="List_20_1">
      <style:text-properties fo:language="es" fo:country="ES" officeooo:rsid="001b325a" officeooo:paragraph-rsid="001b325a"/>
    </style:style>
    <style:style style:name="P22" style:family="paragraph" style:parent-style-name="Heading_20_1">
      <style:text-properties fo:language="es" fo:country="ES" officeooo:rsid="0016f674" officeooo:paragraph-rsid="0016f674"/>
    </style:style>
    <style:style style:name="P23" style:family="paragraph" style:parent-style-name="Heading_20_1">
      <style:text-properties fo:language="es" fo:country="ES" officeooo:rsid="001a9d5e" officeooo:paragraph-rsid="001a9d5e"/>
    </style:style>
    <style:style style:name="P24" style:family="paragraph" style:parent-style-name="Heading_20_1">
      <style:text-properties fo:language="es" fo:country="ES" officeooo:rsid="0011ec42" officeooo:paragraph-rsid="0011ec42"/>
    </style:style>
    <style:style style:name="P25" style:family="paragraph" style:parent-style-name="Heading_20_1">
      <style:text-properties fo:language="es" fo:country="ES" officeooo:rsid="0016c22f" officeooo:paragraph-rsid="0016c22f"/>
    </style:style>
    <style:style style:name="T1" style:family="text">
      <style:text-properties officeooo:rsid="001b325a"/>
    </style:style>
    <style:style style:name="T2" style:family="text">
      <style:text-properties fo:font-weight="bold" officeooo:rsid="001b325a" style:font-weight-asian="bold" style:font-weight-complex="bold"/>
    </style:style>
    <style:style style:name="T3" style:family="text">
      <style:text-properties officeooo:rsid="0011ea0f"/>
    </style:style>
    <style:style style:name="T4" style:family="text">
      <style:text-properties officeooo:rsid="001255f0"/>
    </style:style>
    <style:style style:name="T5" style:family="text">
      <style:text-properties officeooo:rsid="001382b5"/>
    </style:style>
    <style:style style:name="T6" style:family="text">
      <style:text-properties officeooo:rsid="0019dcc7"/>
    </style:style>
    <style:style style:name="T7" style:family="text">
      <style:text-properties officeooo:rsid="001a9d5e"/>
    </style:style>
    <style:style style:name="T8" style:family="text">
      <style:text-properties officeooo:rsid="001bd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rique <text:span text:style-name="T6">Roibás Lago</text:span></text:p>
      <text:p text:style-name="P16"><text:span text:style-name="T8">Fundador y </text:span><text:span text:style-name="T6">Jefe de </text:span><text:span text:style-name="T7">Desarrollo de Negocio</text:span><text:span text:style-name="T6"> Splendeo Innovación</text:span></text:p>
      <text:p text:style-name="P19">Avda.Camino de Santiago, 45</text:p>
      <text:p text:style-name="P19">28050 – Madrid, España</text:p>
      <text:p text:style-name="P18">(+34) 679968442</text:p>
      <text:p text:style-name="P17"><text:span text:style-name="T7">08</text:span><text:span text:style-name="T3">/0</text:span><text:span text:style-name="T7">2</text:span><text:span text:style-name="T3">/197</text:span><text:span text:style-name="T7">5</text:span></text:p>
      <text:p text:style-name="P18">eroibas@splendeo.es</text:p>
      <text:h text:style-name="P22" text:outline-level="1">Perfil</text:h>
      <text:p text:style-name="P1"><text:span text:style-name="T3">Trato con clientes</text:span> / <text:span text:style-name="T7">Gestión interna</text:span></text:p>
      <text:p text:style-name="P2">Fuerte perfil <text:span text:style-name="T1">de gestión</text:span>.</text:p>
      <text:h text:style-name="P23" text:outline-level="1">Formación Académic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Censor Jurado de Cuentas (Madrid)</text:p>
            <text:p text:style-name="P6">Miembro número 21.540 del Registro Oficial de Auditores de Cuentas de España (ROAC)</text:p>
          </table:table-cell>
          <table:table-cell table:style-name="Table2.A1" office:value-type="string">
            <text:p text:style-name="P14">Marzo 2009 </text:p>
          </table:table-cell>
        </table:table-row>
        <table:table-row>
          <table:table-cell table:style-name="Table2.A1" office:value-type="string">
            <text:p text:style-name="P14">MBA en el Instituto de Empresa (Madrid)</text:p>
          </table:table-cell>
          <table:table-cell table:style-name="Table2.A1" office:value-type="string">
            <text:p text:style-name="P14">Octubre 2003 - Octubre 2004</text:p>
          </table:table-cell>
        </table:table-row>
        <table:table-row>
          <table:table-cell table:style-name="Table2.A1" office:value-type="string">
            <text:p text:style-name="P15">Curso Superior de Control de Gestión en Cesma</text:p>
            <text:p text:style-name="P7">Escuela de Negocios (Madrid)</text:p>
          </table:table-cell>
          <table:table-cell table:style-name="Table2.A1" office:value-type="string">
            <text:p text:style-name="P14">Enero 2001 – Julio 2001 </text:p>
          </table:table-cell>
        </table:table-row>
        <table:table-row>
          <table:table-cell table:style-name="Table2.A1" office:value-type="string">
            <text:p text:style-name="P14">Licenciado en Administración y Dirección de Empresas.</text:p>
            <text:p text:style-name="P6">Universidad Antonio de Nebrija (Madrid)</text:p>
          </table:table-cell>
          <table:table-cell table:style-name="Table2.A1" office:value-type="string">
            <text:p text:style-name="P14">Octubre 1992 – Junio 1997</text:p>
          </table:table-cell>
        </table:table-row>
      </table:table>
      <text:p text:style-name="P4"/>
      <text:h text:style-name="P24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Socio y Jefe de Desarrollo de Negocio</text:p>
          </table:table-cell>
          <table:table-cell table:style-name="Table1.A1" office:value-type="string">
            <text:p text:style-name="P9"><text:span text:style-name="T7">Enero</text:span> 2009 - <text:span text:style-name="T7">Actualidad</text:span></text:p>
          </table:table-cell>
          <table:table-cell table:style-name="Table1.A1" office:value-type="string">
            <text:p text:style-name="P11">Splendeo</text:p>
          </table:table-cell>
        </table:table-row>
        <table:table-row>
          <table:table-cell table:style-name="Table1.A1" table:number-columns-spanned="3" office:value-type="string">
            <text:p text:style-name="P5">Responsable del desarrollo de los procesos contables y de control de gestión, así como participar tanto en la captación de clientes como en el análisis de nuevas oportunidades de negocio.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2">Gerente de Auditoría</text:p>
          </table:table-cell>
          <table:table-cell table:style-name="Table1.A3" office:value-type="string">
            <text:p text:style-name="P9"><text:span text:style-name="T4">Julio</text:span> 2007 – <text:span text:style-name="T7">Actualidad</text:span></text:p>
          </table:table-cell>
          <table:table-cell table:style-name="Table1.A3" office:value-type="string">
            <text:p text:style-name="P13">MORISON AC, S.L. (Auditoría)<text:tab/></text:p>
          </table:table-cell>
        </table:table-row>
        <table:table-row>
          <table:table-cell table:style-name="Table1.A1" table:number-columns-spanned="3" office:value-type="string">
            <text:list xml:id="list1739228681" text:style-name="List_20_1">
              <text:list-item>
                <text:p text:style-name="P20">Responsable directo de las auditorías, estableciendo objetivos, planes de trabajo, distribución y asignación de tareas, manteniendo relación directa con los clientes.</text:p>
              </text:list-item>
              <text:list-item>
                <text:p text:style-name="P20">Desarrollo de un proyecto de revisión de procesos de control interno diseñando los nuevos procedimientos de control.</text:p>
              </text:list-item>
            </text:list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Controller de Gestión</text:p>
          </table:table-cell>
          <table:table-cell table:style-name="Table3.A1" office:value-type="string">
            <text:p text:style-name="P10"><text:span text:style-name="T7">Junio</text:span> 200<text:span text:style-name="T7">0</text:span> – <text:span text:style-name="T7">Septiembre</text:span> 200<text:span text:style-name="T7">3</text:span></text:p>
          </table:table-cell>
          <table:table-cell table:style-name="Table3.A1" office:value-type="string">
            <text:p text:style-name="P13">FÉLIX SOLÍS, S.A. (Alimentación y bebidas)</text:p>
          </table:table-cell>
        </table:table-row>
        <table:table-row>
          <table:table-cell table:style-name="Table3.A1" table:number-columns-spanned="3" office:value-type="string">
            <text:list xml:id="list84857709" text:continue-numbering="true" text:style-name="List_20_1">
              <text:list-item>
                <text:p text:style-name="P21">Desarrollo del sistema de Control de Gestión del Grupo.</text:p>
              </text:list-item>
              <text:list-item>
                <text:p text:style-name="P21">Diseño y preparación de los informes económicos y de control de gestión para su reporte a la dirección, realizando los controles precisos para garantizar la máxima fiabilidad en la información contable.</text:p>
              </text:list-item>
              <text:list-item>
                <text:p text:style-name="P21">Elaboración de los presupuestos, analizando los resultados y seguimiento de las desviaciones.</text:p>
              </text:list-item>
              <text:list-item>
                <text:p text:style-name="P21">Definición, implantación y supervisión del cumplimiento de procedimientos administrativos.</text:p>
              </text:list-item>
              <text:list-item>
                <text:p text:style-name="P21">Cálculo de costes y seguimiento de los mismos.</text:p>
              </text:list-item>
            </text:list>
          </table:table-cell>
          <table:covered-table-cell/>
          <table:covered-table-cell/>
        </table:table-row>
      </table:table>
      <text:h text:style-name="P25" text:outline-level="1">Idiomas</text:h>
      <text:p text:style-name="P3"><text:span text:style-name="T2">Inglés</text:span><text:span text:style-name="T1">: Nivel Alto. He realizado varios cursos en Estados Unidos e Irlanda.</text:span></text:p>
      <text:p text:style-name="P3"><text:span text:style-name="T2">Francés</text:span><text:span text:style-name="T1">: Básico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325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Enrique <text:span text:style-name="MT1">Roibás Lago</text:span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0-10T13:47:11</dc:date>
    <dc:creator>Enrique Cota</dc:creator>
    <meta:editing-duration>PT18H53M06S</meta:editing-duration>
    <meta:editing-cycles>25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3" meta:image-count="0" meta:object-count="0" meta:page-count="1" meta:paragraph-count="44" meta:word-count="305" meta:character-count="1999"/>
  </office:meta>
</office:document-meta>
</file>